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eX Gyre Cursor" officeooo:rsid="00083dc7" officeooo:paragraph-rsid="00083dc7"/>
    </style:style>
    <style:style style:name="P2" style:family="paragraph" style:parent-style-name="Preformatted_20_Text">
      <style:text-properties style:font-name="TeX Gyre Cursor" officeooo:rsid="00083dc7" officeooo:paragraph-rsid="0057b0b1"/>
    </style:style>
    <style:style style:name="P3" style:family="paragraph" style:parent-style-name="Preformatted_20_Text">
      <style:text-properties style:font-name="TeX Gyre Cursor" officeooo:rsid="00083dc7" officeooo:paragraph-rsid="00083dc7" fo:background-color="#ffff00"/>
    </style:style>
    <style:style style:name="P4" style:family="paragraph" style:parent-style-name="Preformatted_20_Text">
      <style:text-properties style:font-name="TeX Gyre Cursor" officeooo:rsid="00083dc7" officeooo:paragraph-rsid="0057b0b1" fo:background-color="transparent"/>
    </style:style>
    <style:style style:name="P5" style:family="paragraph" style:parent-style-name="Preformatted_20_Text">
      <style:text-properties style:font-name="TeX Gyre Cursor" officeooo:rsid="00083dc7" officeooo:paragraph-rsid="00083dc7" fo:background-color="#ffff66"/>
    </style:style>
    <style:style style:name="P6" style:family="paragraph" style:parent-style-name="Preformatted_20_Text">
      <style:text-properties style:font-name="TeX Gyre Cursor" officeooo:rsid="00083dc7" officeooo:paragraph-rsid="00083dc7" fo:background-color="#ffff00"/>
    </style:style>
    <style:style style:name="P7" style:family="paragraph" style:parent-style-name="Preformatted_20_Text">
      <style:text-properties style:font-name="TeX Gyre Cursor" officeooo:rsid="00083dc7" officeooo:paragraph-rsid="0057b0b1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################################################################################</text:p>
      <text:p text:style-name="P3">" Author <text:s text:c="3"/>: Jorge A. Toro [jolthgs@gmail.com]</text:p>
      <text:p text:style-name="P3">" Version <text:s text:c="2"/>: 0.7 </text:p>
      <text:p text:style-name="P3">" Date <text:s text:c="5"/>: 04/03/2015 <text:s text:c="2"/></text:p>
      <text:p text:style-name="P1">"</text:p>
      <text:p text:style-name="P1">" Thanks <text:s text:c="3"/>: Amir Salihefendic [https://github.com/amix/vimrc] </text:p>
      <text:p text:style-name="P1">" <text:s text:c="10"/>: https://realpython.com/blog/python/vim-and-python-a-match-made-in-heaven</text:p>
      <text:p text:style-name="P1">"</text:p>
      <text:p text:style-name="P1">" <text:s text:c="22"/>INSTALL</text:p>
      <text:p text:style-name="P1">" :PluginInstall</text:p>
      <text:p text:style-name="P1">"</text:p>
      <text:p text:style-name="P3">"################################################################################</text:p>
      <text:p text:style-name="P3">"</text:p>
      <text:p text:style-name="P3">"################################################################################</text:p>
      <text:p text:style-name="P3">" <text:s text:c="22"/>Fast Access</text:p>
      <text:p text:style-name="P3">"</text:p>
      <text:p text:style-name="P3">" &lt;F2&gt; <text:s text:c="13"/>: Enable/Disable highlight the search</text:p>
      <text:p text:style-name="P3">" Ctrl+n <text:s text:c="11"/>: NERDTreeToggle</text:p>
      <text:p text:style-name="P3">" Ctrl+w+v <text:s text:c="9"/>: Vertical windows</text:p>
      <text:p text:style-name="P3">" Ctrl+w+s <text:s text:c="9"/>: Horizontal windows </text:p>
      <text:p text:style-name="P3">" Ctrl+w,Ctrl+w <text:s text:c="4"/>: Switch between windows</text:p>
      <text:p text:style-name="P3">" Ctrl+w+[j,k,h,l] <text:s/>: Switch to adjacent window (intuitively up, down, left, right)</text:p>
      <text:p text:style-name="P3">" Tab or Ctrl+p <text:s text:c="4"/>: Supertab, for all your insert completion needs </text:p>
      <text:p text:style-name="P3">" zc/zo <text:s text:c="12"/>: To close a fold and to open one. See :help fold-commands (VISUAL MODE)</text:p>
      <text:p text:style-name="P3">" <text:s text:c="18"/>: press &lt;Space&gt; to toggle the current fold open/closed.</text:p>
      <text:p text:style-name="P3">" Ctrl+w+q <text:s text:c="9"/>: Quit</text:p>
      <text:p text:style-name="P3">" Ctrl+s <text:s text:c="11"/>: Save</text:p>
      <text:p text:style-name="P3">"</text:p>
      <text:p text:style-name="P3">"################################################################################</text:p>
      <text:p text:style-name="P3">"</text:p>
      <text:p text:style-name="P3">"################################################################################</text:p>
      <text:p text:style-name="P3">" &gt; GENERAL</text:p>
      <text:p text:style-name="P3">"################################################################################</text:p>
      <text:p text:style-name="P3">" Sets how many lines of history VIM has to remember</text:p>
      <text:p text:style-name="P3">set history=700</text:p>
      <text:p text:style-name="P3"/>
      <text:p text:style-name="P3">" Set to auto read when a file is changed from the outside</text:p>
      <text:p text:style-name="P3">set autoread</text:p>
      <text:p text:style-name="P1"/>
      <text:p text:style-name="P3">"" With a map leader it's possible to do extra key combinations</text:p>
      <text:p text:style-name="P3">"like &lt;leader&gt;w saves the current file</text:p>
      <text:p text:style-name="P3">let mapleader = ","</text:p>
      <text:p text:style-name="P3">let g:mapleader = ","</text:p>
      <text:p text:style-name="P3"/>
      <text:p text:style-name="P3">"" Fast saving</text:p>
      <text:p text:style-name="P3">"Para que funcione debes escribir en consola: </text:p>
      <text:p text:style-name="P3">"echo "bind -r '\C-s' ; stty -ixon" &gt;&gt; ~/.bashrc;source ~/.bashrc</text:p>
      <text:p text:style-name="P3">nmap &lt;c-s&gt; :w&lt;cr&gt;</text:p>
      <text:p text:style-name="P3">"within a document while in 'insert' mode will escape to normal mode</text:p>
      <text:p text:style-name="P3">imap &lt;c-s&gt; &lt;esc&gt;:w&lt;cr&gt;a <text:s text:c="4"/></text:p>
      <text:p text:style-name="P3"/>
      <text:p text:style-name="P3">"################################################################################</text:p>
      <text:p text:style-name="P3">" &gt; Vundle.vim</text:p>
      <text:p text:style-name="P3">"################################################################################</text:p>
      <text:p text:style-name="P3"><text:soft-page-break/>set nocompatible <text:s text:c="13"/>" be iMproved, required</text:p>
      <text:p text:style-name="P3">filetype off <text:s text:c="17"/>" required</text:p>
      <text:p text:style-name="P3"/>
      <text:p text:style-name="P3">"" set the runtime path to include Vundle and initialize</text:p>
      <text:p text:style-name="P3">set rtp+=~/.vim/bundle/Vundle.vim</text:p>
      <text:p text:style-name="P3">call vundle#begin()</text:p>
      <text:p text:style-name="P3">" alternatively, pass a path where Vundle should install plugins</text:p>
      <text:p text:style-name="P3">"call vundle#begin('~/some/path/here')</text:p>
      <text:p text:style-name="P3"/>
      <text:p text:style-name="P3">" let Vundle manage Vundle, required</text:p>
      <text:p text:style-name="P3">Plugin 'gmarik/Vundle.vim'</text:p>
      <text:p text:style-name="P3"/>
      <text:p text:style-name="P3">"################################################################################</text:p>
      <text:p text:style-name="P3">" &gt; Plugins</text:p>
      <text:p text:style-name="P3">"################################################################################</text:p>
      <text:p text:style-name="P3"/>
      <text:p text:style-name="P1">"surround.vim https://github.com/tpope/vim-surround</text:p>
      <text:p text:style-name="P1">Plugin 'tpope/vim-surround'</text:p>
      <text:p text:style-name="P1">"Supertab https://github.com/ervandew/supertab</text:p>
      <text:p text:style-name="P1">Plugin 'ervandew/supertab'</text:p>
      <text:p text:style-name="P1">"vim-airline https://github.com/bling/vim-airline</text:p>
      <text:p text:style-name="P1">Plugin 'bling/vim-airline'</text:p>
      <text:p text:style-name="P1">"NERDTree https://github.com/scrooloose/nerdtree</text:p>
      <text:p text:style-name="P1">Plugin 'scrooloose/nerdtree'</text:p>
      <text:p text:style-name="P1"/>
      <text:p text:style-name="P1"/>
      <text:p text:style-name="P3">"" Color schemes</text:p>
      <text:p text:style-name="P3">Plugin 'tomasr/molokai'</text:p>
      <text:p text:style-name="P3">Plugin 'flazz/vim-colorschemes'</text:p>
      <text:p text:style-name="P3">Plugin 'altercation/vim-colors-solarized'</text:p>
      <text:p text:style-name="P1"/>
      <text:p text:style-name="P3">"" All of your Plugins must be added before the following line</text:p>
      <text:p text:style-name="P3">call vundle#end() <text:s text:c="11"/>" required</text:p>
      <text:p text:style-name="P3">filetype plugin indent on <text:s text:c="3"/>" required</text:p>
      <text:p text:style-name="P3">" To ignore plugin indent changes, instead use:</text:p>
      <text:p text:style-name="P3">"filetype plugin on</text:p>
      <text:p text:style-name="P3">"</text:p>
      <text:p text:style-name="P3">" Brief help</text:p>
      <text:p text:style-name="P3">" :PluginList <text:s text:c="6"/>- lists configured plugins</text:p>
      <text:p text:style-name="P3">" :PluginInstall <text:s text:c="3"/>- installs plugins; append `!` to update or just :PluginUpdate</text:p>
      <text:p text:style-name="P3">" :PluginSearch foo - searches for foo; append `!` to refresh local cache</text:p>
      <text:p text:style-name="P3">" :PluginClean <text:s text:c="5"/>- confirms removal of unused plugins; append `!` to auto-approve removal</text:p>
      <text:p text:style-name="P3">"</text:p>
      <text:p text:style-name="P3">" see :h vundle for more details or wiki for FAQ</text:p>
      <text:p text:style-name="P3">" Put your non-Plugin stuff after this line</text:p>
      <text:p text:style-name="P3"/>
      <text:p text:style-name="P3">"################################################################################</text:p>
      <text:p text:style-name="P3">" &gt; Color and Fonts </text:p>
      <text:p text:style-name="P3">"################################################################################</text:p>
      <text:p text:style-name="P3">"" Enable syntax highlighting</text:p>
      <text:p text:style-name="P3">syntax enable</text:p>
      <text:p text:style-name="P3"/>
      <text:p text:style-name="P3">"" vim-colorschemes</text:p>
      <text:p text:style-name="P3">"colorscheme python </text:p>
      <text:p text:style-name="P3">"colorscheme colorful </text:p>
      <text:p text:style-name="P3"><text:soft-page-break/>"colorscheme fine_blue </text:p>
      <text:p text:style-name="P3">"colorscheme herald </text:p>
      <text:p text:style-name="P3">"colorscheme ir_black </text:p>
      <text:p text:style-name="P3">"colorscheme jelleybeans </text:p>
      <text:p text:style-name="P3">"colorscheme desert</text:p>
      <text:p text:style-name="P3">colorscheme ingretu </text:p>
      <text:p text:style-name="P3">set background=dark</text:p>
      <text:p text:style-name="P1"/>
      <text:p text:style-name="P1"/>
      <text:p text:style-name="P1"/>
      <text:p text:style-name="P3">"" Set utf8 as standard encoding and en_US as the standard language</text:p>
      <text:p text:style-name="P3">set encoding=utf8</text:p>
      <text:p text:style-name="P3"/>
      <text:p text:style-name="P3">"" Use Unix as the standard file type</text:p>
      <text:p text:style-name="P3">set ffs=unix,dos,mac</text:p>
      <text:p text:style-name="P3"/>
      <text:p text:style-name="P3">"################################################################################</text:p>
      <text:p text:style-name="P3">" &gt; Configure Plugins </text:p>
      <text:p text:style-name="P3">"################################################################################</text:p>
      <text:p text:style-name="P3">"" Molokai Color Scheme for Vim</text:p>
      <text:p text:style-name="P3">"let g:molokai_original = 1</text:p>
      <text:p text:style-name="P3">"let g:rehash256 = 1</text:p>
      <text:p text:style-name="P3"/>
      <text:p text:style-name="P3">"" vim-colors-solarized</text:p>
      <text:p text:style-name="P3">"syntax enable </text:p>
      <text:p text:style-name="P3">"set background=dark</text:p>
      <text:p text:style-name="P3">"colorscheme solarized</text:p>
      <text:p text:style-name="P3">"let g:solarized_termcolors=256</text:p>
      <text:p text:style-name="P3">"let g:solarized_termcolors= 16 | 256 </text:p>
      <text:p text:style-name="P3">"let g:solarized_italic = 1</text:p>
      <text:p text:style-name="P3">"let g:solarized_contrast = "normal"| "high"</text:p>
      <text:p text:style-name="P3"/>
      <text:p text:style-name="P1">"" vim-airline</text:p>
      <text:p text:style-name="P1">let g:airline_section_b = '%{strftime("%c")}'</text:p>
      <text:p text:style-name="P1">let g:airline_section_y = 'BN: %{bufnr("%")}'</text:p>
      <text:p text:style-name="P1">"smarter tab line</text:p>
      <text:p text:style-name="P1">let g:airline#extensions#tabline#enabled = 1</text:p>
      <text:p text:style-name="P1">let g:airline#extensions#tabline#left_sep = ' '</text:p>
      <text:p text:style-name="P1">let g:airline#extensions#tabline#left_alt_sep = '|'</text:p>
      <text:p text:style-name="P1"/>
      <text:p text:style-name="P1">"" NERDTree</text:p>
      <text:p text:style-name="P1">map &lt;C-n&gt; :NERDTreeToggle&lt;CR&gt;</text:p>
      <text:p text:style-name="P1">"How can I close vim if the only window left open is a NERDTree</text:p>
      <text:p text:style-name="P1">autocmd bufenter * if (winnr("$") == 1 &amp;&amp; exists("b:NERDTreeType") &amp;&amp; b:NERDTreeType == "primary") | q | endif</text:p>
      <text:p text:style-name="P1"/>
      <text:p text:style-name="P3">"################################################################################ CONFIGURE </text:p>
      <text:p text:style-name="P3">set nocompatible</text:p>
      <text:p text:style-name="P3">"syntax enable</text:p>
      <text:p text:style-name="P3">set ruler</text:p>
      <text:p text:style-name="P3">set showcmd</text:p>
      <text:p text:style-name="P3">set hidden <text:s text:c="9"/>"fuerza cerrar una ventana así no se haya guardado.</text:p>
      <text:p text:style-name="P3">"wildmenu and wildmode are used for command line completion :color &lt;Tab&gt;</text:p>
      <text:p text:style-name="P3">set wildmenu</text:p>
      <text:p text:style-name="P3">set wildmode=list:longest</text:p>
      <text:p text:style-name="P3"><text:soft-page-break/>set cursorline</text:p>
      <text:p text:style-name="P3">set visualbell <text:s text:c="5"/>" Sssshh!</text:p>
      <text:p text:style-name="P3">set ttyfast</text:p>
      <text:p text:style-name="P1"/>
      <text:p text:style-name="P3">"" Indent</text:p>
      <text:p text:style-name="P3">filetype plugin indent on <text:s text:c="6"/>" load file type plugins + indentation</text:p>
      <text:p text:style-name="P3">"desactivar indentación para determinado lenguajes:</text:p>
      <text:p text:style-name="P3">"au filetype php,phtml,rb call DisableIndent()</text:p>
      <text:p text:style-name="P3">"function! DisableIndent()</text:p>
      <text:p text:style-name="P3">" <text:s text:c="3"/>set autoindent&amp;</text:p>
      <text:p text:style-name="P3">" <text:s text:c="3"/>set cindent&amp;</text:p>
      <text:p text:style-name="P3">" <text:s text:c="3"/>set smartindent&amp;</text:p>
      <text:p text:style-name="P3">" <text:s text:c="3"/>set indentexpr&amp;</text:p>
      <text:p text:style-name="P3">"endfunction</text:p>
      <text:p text:style-name="P3"/>
      <text:p text:style-name="P3">set number</text:p>
      <text:p text:style-name="P3">"set relativenumber</text:p>
      <text:p text:style-name="P3"/>
      <text:p text:style-name="P5">"" Syntax Highlighting and Validation</text:p>
      <text:p text:style-name="P3">"syntax on <text:s text:c="19"/>" syntax highlighing</text:p>
      <text:p text:style-name="P3">filetype on <text:s text:c="17"/>" try to detect filetypes</text:p>
      <text:p text:style-name="P3">filetype plugin indent on <text:s text:c="3"/>" enable loading indent file for filetype</text:p>
      <text:p text:style-name="P1"/>
      <text:p text:style-name="P3">"" Use &lt;leader&gt;l to toggle display of whitespace</text:p>
      <text:p text:style-name="P3">"nmap &lt;leader&gt;l :set list!&lt;CR&gt;</text:p>
      <text:p text:style-name="P3">nmap l :set list!&lt;CR&gt;</text:p>
      <text:p text:style-name="P1"/>
      <text:p text:style-name="P5">"" Automatically change window's cwd to file's dir</text:p>
      <text:p text:style-name="P5">"set autochdir</text:p>
      <text:p text:style-name="P1"><text:tab/><text:tab/><text:tab/><text:tab/></text:p>
      <text:p text:style-name="P3">"" Whitespace</text:p>
      <text:p text:style-name="P3">"set wrap <text:tab/><text:tab/><text:tab/>"the line is still one line of text, but Vim displays it on multiple lines.</text:p>
      <text:p text:style-name="P3">set nowrap <text:tab/><text:tab/><text:tab/>"To display long lines as just one line (i.e. you have to scroll horizontally to see the entire line)</text:p>
      <text:p text:style-name="P3">set textwidth=79 <text:s/><text:tab/>" lines longer than 79 columns will be broken</text:p>
      <text:p text:style-name="P3">set shiftwidth=4 <text:s/><text:tab/>" operation &gt;&gt; indents 4 columns; &lt;&lt; unindents 4 columns</text:p>
      <text:p text:style-name="P3">set tabstop=4 <text:s text:c="4"/><text:tab/>" a hard TAB displays as 4 columns</text:p>
      <text:p text:style-name="P3">set expandtab <text:s text:c="6"/>" insert spaces when hitting TABs</text:p>
      <text:p text:style-name="P3">set softtabstop=4 <text:s text:c="2"/>" insert/delete 4 spaces when hitting a TAB/BACKSPACE</text:p>
      <text:p text:style-name="P5">set shiftround <text:s text:c="5"/>" round indent to multiple of 'shiftwidth'</text:p>
      <text:p text:style-name="P3">set backspace=indent,eol,start <text:s/>" backspace through everything in insert mode</text:p>
      <text:p text:style-name="P3">set autoindent <text:s text:c="5"/>" align the new line indent with the previous line</text:p>
      <text:p text:style-name="P1"/>
      <text:p text:style-name="P1"/>
      <text:p text:style-name="P1"/>
      <text:p text:style-name="P3">"" Searching</text:p>
      <text:p text:style-name="P3">set hlsearch <text:s text:c="19"/>" highlight matches</text:p>
      <text:p text:style-name="P3">map &lt;F2&gt; :set hlsearch!&lt;CR&gt;</text:p>
      <text:p text:style-name="P3">set incsearch <text:s text:c="18"/>" incremental searching</text:p>
      <text:p text:style-name="P3">set ignorecase <text:s text:c="17"/>" searches are case insensitive...</text:p>
      <text:p text:style-name="P3">set smartcase <text:s text:c="18"/>" ... unless they contain at least one capital letter</text:p>
      <text:p text:style-name="P3">set scrolloff=3 <text:s text:c="16"/>" don't show search results as the first line</text:p>
      <text:p text:style-name="P1"/>
      <text:p text:style-name="P1"/>
      <text:p text:style-name="P5"><text:soft-page-break/>" Directories for swp files. Debes crear los directorios mkdir ~/.vim/backup</text:p>
      <text:p text:style-name="P5">set backupdir=~/.vim/backup</text:p>
      <text:p text:style-name="P5">set directory=~/.vim/backup</text:p>
      <text:p text:style-name="P5">"set backupdir=~/.vimbackup</text:p>
      <text:p text:style-name="P5">"set directory=~/.vimbackup</text:p>
      <text:p text:style-name="P5"/>
      <text:p text:style-name="P6">"" Window Splits</text:p>
      <text:p text:style-name="P6">""Vertical Split : Ctrl+w + v</text:p>
      <text:p text:style-name="P6">""Horizontal Split : Ctrl+w + s</text:p>
      <text:p text:style-name="P6">""Close current windows: Ctrl+w + q</text:p>
      <text:p text:style-name="P6">map &lt;c-j&gt; &lt;c-w&gt;j</text:p>
      <text:p text:style-name="P6">map &lt;c-k&gt; &lt;c-w&gt;k</text:p>
      <text:p text:style-name="P6">map &lt;c-l&gt; &lt;c-w&gt;l</text:p>
      <text:p text:style-name="P6">map &lt;c-h&gt; &lt;c-w&gt;h</text:p>
      <text:p text:style-name="P1"/>
      <text:p text:style-name="P3">"" To highlight tabs that exceed column 81</text:p>
      <text:p text:style-name="P3">"highlight OverLength ctermbg=darkred ctermfg=white guibg=#FFD9D9</text:p>
      <text:p text:style-name="P3">"match OverLength /\%&gt;80v.\+/</text:p>
      <text:p text:style-name="P3">"" A nice way of marking just the first character going out of the specified bounds</text:p>
      <text:p text:style-name="P3">highlight ColorColumn ctermbg=magenta "set to whatever you like</text:p>
      <text:p text:style-name="P3">call matchadd('ColorColumn', '\%81v', 100) "set column nr</text:p>
      <text:p text:style-name="P3">"" Make window 80 + some for numbers wide </text:p>
      <text:p text:style-name="P1"><text:span text:style-name="T1">"noremap &lt;Leader&gt;w :let @w=float2nr(log10(line("$")))+82\|:vertical resize &lt;c-r&gt;w&lt;cr&gt;</text:span> </text:p>
      <text:p text:style-name="P1"/>
      <text:p text:style-name="P3">"################################################################################</text:p>
      <text:p text:style-name="P3">" &gt; Helper functions</text:p>
      <text:p text:style-name="P3">"################################################################################</text:p>
      <text:p text:style-name="P3"/>
      <text:p text:style-name="P3">"" This will recall the position when I edit a file more than once.</text:p>
      <text:p text:style-name="P3">if has("autocmd")</text:p>
      <text:p text:style-name="P3"><text:s text:c="4"/>au BufReadPost * if line("'\"") &gt; 0 &amp;&amp; line("'\"") &lt;= line("$")</text:p>
      <text:p text:style-name="P3"><text:s text:c="4"/>\| exe "normal g'\"" | endif</text:p>
      <text:p text:style-name="P3">endif</text:p>
      <text:p text:style-name="P3"/>
      <text:p text:style-name="P2">"" Set extra options when running in GUI mode</text:p>
      <text:p text:style-name="P2">if has("gui_running")</text:p>
      <text:p text:style-name="P2"><text:s text:c="4"/>set guioptions-=T</text:p>
      <text:p text:style-name="P2"><text:s text:c="4"/>set guioptions+=e</text:p>
      <text:p text:style-name="P2"><text:s text:c="4"/>set t_Co=256</text:p>
      <text:p text:style-name="P2"><text:s text:c="4"/>set guitablabel=%M\ %t</text:p>
      <text:p text:style-name="P4">endif</text:p>
      <text:p text:style-name="P4"/>
      <text:p text:style-name="P4"/>
      <text:p text:style-name="P3"/>
      <text:p text:style-name="P2">" To display the status line always</text:p>
      <text:p text:style-name="P2">set laststatus=2 <text:s text:c="3"/>"debe estar activo para poder usar plugin powerline y vim-airline.</text:p>
      <text:p text:style-name="P7">" Format the status line</text:p>
      <text:p text:style-name="P7">"set statusline=\ %{HasPaste()}%F%m%r%h\ %w\ \ CWD:\ %r%{getcwd()}%h\ \ \Line:\ %l</text:p>
      <text:p text:style-name="P7">set splitrigh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2:15:47.903605852</dc:date>
    <meta:editing-duration>PT18H13M33S</meta:editing-duration>
    <meta:editing-cycles>43</meta:editing-cycles>
    <meta:generator>LibreOffice/5.2.7.2$Linux_X86_64 LibreOffice_project/20m0$Build-2</meta:generator>
    <meta:document-statistic meta:table-count="0" meta:image-count="0" meta:object-count="0" meta:page-count="5" meta:paragraph-count="225" meta:word-count="1086" meta:character-count="8976" meta:non-whitespace-character-count="7637"/>
  </office:meta>
</office:document-meta>
</file>